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783" officeooo:paragraph-rsid="0007c783"/>
    </style:style>
    <style:style style:name="T1" style:family="text">
      <style:text-properties officeooo:rsid="0007c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<text:span text:style-name="T1">COLOR DRACULA</text:span></text:p>
      <text:p text:style-name="P1">COLORS </text:p>
      <text:p text:style-name="P1"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22:31:45.785141240</meta:creation-date>
    <dc:date>2022-09-17T01:18:45.869112079</dc:date>
    <meta:editing-duration>PT2H36M50S</meta:editing-duration>
    <meta:editing-cycles>1</meta:editing-cycles>
    <meta:document-statistic meta:table-count="0" meta:image-count="0" meta:object-count="0" meta:page-count="1" meta:paragraph-count="3" meta:word-count="5" meta:character-count="25" meta:non-whitespace-character-count="22"/>
    <meta:generator>LibreOffice/7.3.5.2$Linux_X86_64 LibreOffice_project/30$Build-2</meta:generator>
  </office:meta>
</office:document-meta>
</file>